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0000000580000001F82A58410F9B241D3.png" manifest:media-type="image/png"/>
  <manifest:file-entry manifest:full-path="Pictures/100002000000000A0000000AC75CE957A2F6D329.png" manifest:media-type="image/png"/>
  <manifest:file-entry manifest:full-path="Pictures/10000201000000610000002862A09E338579E881.png" manifest:media-type="image/png"/>
  <manifest:file-entry manifest:full-path="Pictures/10000000000000900000004ED3F5DA29EE3DB1F1.png" manifest:media-type="image/png"/>
  <manifest:file-entry manifest:full-path="Pictures/100002010000032000000198D033E9FAE7898548.png" manifest:media-type="image/png"/>
  <manifest:file-entry manifest:full-path="Pictures/10000201000001CE0000008811AE7AF1F8DD5D88.png" manifest:media-type="image/png"/>
  <manifest:file-entry manifest:full-path="Pictures/100002000000000A0000000A6361AF2587162F7F.gif" manifest:media-type="image/gif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3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2" fo:font-size="54pt" fo:text-shadow="1pt 1pt" style:font-name-asian="全字庫正楷體2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paragraph-properties style:writing-mode="lr-tb"/>
      <style:text-properties style:font-name="全字庫正楷體2" style:font-name-asian="全字庫正楷體2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1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2" style:family="paragraph"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3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4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8" style:family="paragraph">
      <style:paragraph-properties fo:line-height="100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9" style:family="paragraph">
      <style:paragraph-properties fo:line-height="0.539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539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3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0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1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42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43" style:family="paragraph">
      <style:paragraph-properties fo:margin-left="0cm" fo:margin-right="0cm" fo:text-indent="0cm"/>
    </style:style>
    <style:style style:name="P44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2" fo:font-size="48pt" style:font-name-asian="全字庫正楷體2" style:font-size-asian="48pt" style:font-size-complex="48pt"/>
    </style:style>
    <style:style style:name="P45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6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7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style:font-name="全字庫正楷體2" fo:font-size="48pt" fo:text-shadow="1pt 1pt" style:font-name-asian="全字庫正楷體2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2" style:font-name-asian="全字庫正楷體2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style:font-name="PT Sans Narrow" style:font-name-asian="PT Sans Narrow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style:font-name="PT Sans Narrow" fo:font-size="14pt" style:font-size-asian="14pt" style:font-size-complex="14pt"/>
    </style:style>
    <style:style style:name="T19" style:family="text">
      <style:text-properties style:use-window-font-color="true" style:font-name="PT Sans Narrow" fo:font-size="14pt" style:font-name-asian="PT Sans Narrow" style:font-size-asian="14pt" style:font-size-complex="14pt"/>
    </style:style>
    <style:style style:name="T20" style:family="text">
      <style:text-properties style:use-window-font-color="true" style:font-name="PT Sans Narrow" fo:font-size="14pt" style:font-size-asian="14pt" style:font-size-complex="14pt"/>
    </style:style>
    <style:style style:name="T21" style:family="text">
      <style:text-properties style:use-window-font-color="true" style:font-name="PT Sans Narrow" fo:font-size="15pt" style:font-name-asian="PT Sans Narrow" style:font-size-asian="15pt" style:font-size-complex="15pt"/>
    </style:style>
    <style:style style:name="T22" style:family="text">
      <style:text-properties style:use-window-font-color="true" style:font-name="PT Sans Narrow" fo:font-size="15pt" style:font-size-asian="15pt" style:font-size-complex="15pt"/>
    </style:style>
    <style:style style:name="T23" style:family="text">
      <style:text-properties style:font-name="PT Sans Narrow" fo:font-size="15pt" style:font-name-asian="PT Sans Narrow" style:font-size-asian="15pt" style:font-size-complex="15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fo:color="#666666" style:font-name="PT Sans Narrow" fo:font-size="15pt" style:font-name-asian="PT Sans Narrow" style:font-size-asian="15pt" style:font-size-complex="15pt"/>
    </style:style>
    <style:style style:name="T26" style:family="text">
      <style:text-properties style:font-name="PT Sans Narrow" fo:font-size="14pt" style:font-name-asian="PT Sans Narrow" style:font-size-asian="14pt" style:font-size-complex="14pt"/>
    </style:style>
    <style:style style:name="T27" style:family="text">
      <style:text-properties style:font-name="PT Sans Narrow" fo:font-size="14pt" style:font-size-asian="14pt" style:font-size-complex="14pt"/>
    </style:style>
    <style:style style:name="T28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30" style:family="text">
      <style:text-properties fo:color="#ffffff" style:font-name="全字庫正楷體2" fo:font-size="48pt" style:font-name-asian="全字庫正楷體2" style:font-size-asian="48pt" style:font-size-complex="48pt"/>
    </style:style>
    <style:style style:name="T31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  <text:p text:style-name="P12"><text:span text:style-name="T10"/></text:p>
              </text:list-item>
              <text:list-item>
                <text:p text:style-name="P11"><text:span text:style-name="T11">3rd program</text:span></text:p>
                <text:p text:style-name="P12"><text:span text:style-name="T8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</text:span></text:p>
          <text:p text:style-name="P17"><text:span text:style-name="T14">rem bas mt9x9.bas || ( chmod +x mt9x9.bas ; ./mt9x9.bas )</text:span></text:p>
          <text:p text:style-name="P17"><text:span text:style-name="T15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 using "#x#=##"+chr$(9); k, j,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rexx mt9x9.rex || ( chmod +x mt9x9.rex ; ./mt9x9.rex )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8">*&gt; cobc -Fxj mt9x9.cob || ( cobc -Fx mt9x9.cob ; ./mt9x9 )</text:span></text:p>
          <text:p text:style-name="P20"><text:span text:style-name="T19"/></text:p>
          <text:p text:style-name="P20"><text:span text:style-name="T20">identification division.</text:span></text:p>
          <text:p text:style-name="P20"><text:span text:style-name="T20">program-id. mt9x9.</text:span></text:p>
          <text:p text:style-name="P20"><text:span text:style-name="T20">data division.</text:span></text:p>
          <text:p text:style-name="P20"><text:span text:style-name="T20">working-storage section.</text:span></text:p>
          <text:p text:style-name="P20"><text:span text:style-name="T20">01 i pic 9.</text:span></text:p>
          <text:p text:style-name="P20"><text:span text:style-name="T20">01 j pic 9.</text:span></text:p>
          <text:p text:style-name="P20"><text:span text:style-name="T20">01 k pic 9.</text:span></text:p>
          <text:p text:style-name="P20"><text:span text:style-name="T20">01 l pic 9.</text:span></text:p>
          <text:p text:style-name="P20"><text:span text:style-name="T20">01 kj pic z9.</text:span></text:p>
          <text:p text:style-name="P20"><text:span text:style-name="T20">procedure division.</text:span></text:p>
          <text:p text:style-name="P20"><text:span text:style-name="T20">perform varying i from 0 by 3 until i greater than 8</text:span></text:p>
          <text:p text:style-name="P20"><text:span text:style-name="T20"><text:s text:c="4"/></text:span><text:span text:style-name="T20">perform with test after varying j from 1 by 1 until j equal 9</text:span></text:p>
          <text:p text:style-name="P20"><text:span text:style-name="T20"><text:s text:c="8"/></text:span><text:span text:style-name="T20">perform varying l from 1 by 1 until l greater than 3</text:span></text:p>
          <text:p text:style-name="P20"><text:span text:style-name="T20"><text:s text:c="12"/></text:span><text:span text:style-name="T20">add i l giving k</text:span></text:p>
          <text:p text:style-name="P20"><text:span text:style-name="T20"><text:s text:c="12"/></text:span><text:span text:style-name="T20">multiply k by j giving kj</text:span></text:p>
          <text:p text:style-name="P20"><text:span text:style-name="T20"><text:s text:c="12"/></text:span><text:span text:style-name="T20">display k "x" j "=" kj x"09" with no advancing</text:span></text:p>
          <text:p text:style-name="P20"><text:span text:style-name="T20"><text:s text:c="8"/></text:span><text:span text:style-name="T20">end-perform</text:span></text:p>
          <text:p text:style-name="P20"><text:span text:style-name="T20"><text:s text:c="8"/></text:span><text:span text:style-name="T20">display x"0a" with no advancing</text:span></text:p>
          <text:p text:style-name="P20"><text:span text:style-name="T20"><text:s text:c="4"/></text:span><text:span text:style-name="T20">end-perform</text:span></text:p>
          <text:p text:style-name="P20"><text:span text:style-name="T20"><text:s text:c="4"/></text:span><text:span text:style-name="T20">display x"00"</text:span></text:p>
          <text:p text:style-name="P20"><text:span text:style-name="T20">end-perform</text:span></text:p>
          <text:p text:style-name="P20"><text:span text:style-name="T20">stop run.</text:span></text:p>
          <text:p text:style-name="P20"><text:span text:style-name="T20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4">(* m2c -all mt9x9.mod -o mt9x9 ; ./mt9x9 *)</text:span></text:p>
          <text:p text:style-name="P22"><text:span text:style-name="T21"/></text:p>
          <text:p text:style-name="P22"><text:span text:style-name="T22">MODULE mt9x9;</text:span></text:p>
          <text:p text:style-name="P22"><text:span text:style-name="T22">IMPORT InOut;</text:span></text:p>
          <text:p text:style-name="P22"><text:span text:style-name="T22">VAR</text:span></text:p>
          <text:p text:style-name="P22"><text:span text:style-name="T22"><text:s text:c="2"/></text:span><text:span text:style-name="T22">i, j, k: CARDINAL;</text:span></text:p>
          <text:p text:style-name="P22"><text:span text:style-name="T22">BEGIN</text:span></text:p>
          <text:p text:style-name="P22"><text:span text:style-name="T22"><text:s text:c="4"/></text:span><text:span text:style-name="T22">FOR i:=1 TO 9 BY 3 DO</text:span></text:p>
          <text:p text:style-name="P22"><text:span text:style-name="T22"><text:s text:c="8"/></text:span><text:span text:style-name="T22">FOR j:=1 TO 9 DO</text:span></text:p>
          <text:p text:style-name="P22"><text:span text:style-name="T22"><text:s text:c="12"/></text:span><text:span text:style-name="T22">FOR k:=i TO i+2 DO</text:span></text:p>
          <text:p text:style-name="P22"><text:span text:style-name="T22"><text:s text:c="16"/></text:span><text:span text:style-name="T22">InOut.WriteInt(k, 1);</text:span></text:p>
          <text:p text:style-name="P22"><text:span text:style-name="T22"><text:s text:c="16"/></text:span><text:span text:style-name="T22">InOut.Write('x');</text:span></text:p>
          <text:p text:style-name="P22"><text:span text:style-name="T22"><text:s text:c="16"/></text:span><text:span text:style-name="T22">InOut.WriteInt(j, 1);</text:span></text:p>
          <text:p text:style-name="P22"><text:span text:style-name="T22"><text:s text:c="16"/></text:span><text:span text:style-name="T22">InOut.Write('=');</text:span></text:p>
          <text:p text:style-name="P22"><text:span text:style-name="T22"><text:s text:c="16"/></text:span><text:span text:style-name="T22">InOut.WriteInt(k*j, 2);</text:span></text:p>
          <text:p text:style-name="P22"><text:span text:style-name="T22"><text:s text:c="16"/></text:span><text:span text:style-name="T22">InOut.Write(11C);</text:span></text:p>
          <text:p text:style-name="P22"><text:span text:style-name="T22"><text:s text:c="12"/></text:span><text:span text:style-name="T22">END;</text:span></text:p>
          <text:p text:style-name="P22"><text:span text:style-name="T22"><text:s text:c="12"/></text:span><text:span text:style-name="T22">InOut.Write(12C);</text:span></text:p>
          <text:p text:style-name="P22"><text:span text:style-name="T22"><text:s text:c="8"/></text:span><text:span text:style-name="T22">END;</text:span></text:p>
          <text:p text:style-name="P22"><text:span text:style-name="T22"><text:s text:c="8"/></text:span><text:span text:style-name="T22">InOut.WriteLn;</text:span></text:p>
          <text:p text:style-name="P22"><text:span text:style-name="T22"><text:s text:c="4"/></text:span><text:span text:style-name="T22">END;</text:span></text:p>
          <text:p text:style-name="P22"><text:span text:style-name="T22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6cm" svg:y="4.8cm">
          <draw:text-box>
            <text:p><text:span text:style-name="T17">Modula-2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-- gnat make mt9x9.adb ; ./mt9x9</text:span></text:p>
          <text:p text:style-name="P24"><text:span text:style-name="T23"/></text:p>
          <text:p text:style-name="P24"><text:span text:style-name="T15">with Ada.Text_IO; use Ada.Text_IO;</text:span></text:p>
          <text:p text:style-name="P24"><text:span text:style-name="T15">procedure mt9x9 is</text:span></text:p>
          <text:p text:style-name="P24"><text:span text:style-name="T15"><text:s text:c="4"/></text:span><text:span text:style-name="T15">package IO is new Integer_IO (Integer); use IO;</text:span></text:p>
          <text:p text:style-name="P24"><text:span text:style-name="T15"><text:s text:c="4"/></text:span><text:span text:style-name="T15">V : array (1..3) of Integer := (1, 4, 7);</text:span></text:p>
          <text:p text:style-name="P24"><text:span text:style-name="T15">begin</text:span></text:p>
          <text:p text:style-name="P24"><text:span text:style-name="T15"><text:s text:c="4"/></text:span><text:span text:style-name="T15">for i of V loop</text:span></text:p>
          <text:p text:style-name="P24"><text:span text:style-name="T15"><text:s text:c="8"/></text:span><text:span text:style-name="T15">for j in 1..9 loop</text:span></text:p>
          <text:p text:style-name="P24"><text:span text:style-name="T15"><text:s text:c="12"/></text:span><text:span text:style-name="T15">for k in i..i+2 loop</text:span></text:p>
          <text:p text:style-name="P24"><text:span text:style-name="T15"><text:s text:c="16"/></text:span><text:span text:style-name="T15">Put (k, Width =&gt; 1); Put ("x"); Put (j, Width =&gt; 1);</text:span></text:p>
          <text:p text:style-name="P24"><text:span text:style-name="T15"><text:s text:c="16"/></text:span><text:span text:style-name="T15">Put ("="); Put (k*j, Width =&gt; 2); Put (ASCII.HT);</text:span></text:p>
          <text:p text:style-name="P24"><text:span text:style-name="T15"><text:s text:c="12"/></text:span><text:span text:style-name="T15">end loop;</text:span></text:p>
          <text:p text:style-name="P24"><text:span text:style-name="T15"><text:s text:c="12"/></text:span><text:span text:style-name="T15">Put (ASCII.LF);</text:span></text:p>
          <text:p text:style-name="P24"><text:span text:style-name="T15"><text:s text:c="8"/></text:span><text:span text:style-name="T15">end loop;</text:span></text:p>
          <text:p text:style-name="P24"><text:span text:style-name="T15"><text:s text:c="8"/></text:span><text:span text:style-name="T15">New_Line;</text:span></text:p>
          <text:p text:style-name="P24"><text:span text:style-name="T15"><text:s text:c="4"/></text:span><text:span text:style-name="T15">end loop;</text:span></text:p>
          <text:p text:style-name="P24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4">{ fpc mt9x9.pas ; ./mt9x9 }</text:span></text:p>
          <text:p text:style-name="P26"><text:span text:style-name="T23"/></text:p>
          <text:p text:style-name="P26"><text:span text:style-name="T15">program mt9x9;</text:span></text:p>
          <text:p text:style-name="P26"><text:span text:style-name="T15">uses SysUtils;</text:span></text:p>
          <text:p text:style-name="P26"><text:span text:style-name="T15">var</text:span></text:p>
          <text:p text:style-name="P26"><text:span text:style-name="T15"><text:s text:c="4"/></text:span><text:span text:style-name="T15">i, j, k : Integer;</text:span></text:p>
          <text:p text:style-name="P26"><text:span text:style-name="T15">begin</text:span></text:p>
          <text:p text:style-name="P26"><text:span text:style-name="T15"><text:s text:c="4"/></text:span><text:span text:style-name="T15">for i in [1, 4, 7] do</text:span></text:p>
          <text:p text:style-name="P26"><text:span text:style-name="T15"><text:s text:c="4"/></text:span><text:span text:style-name="T15">begin</text:span></text:p>
          <text:p text:style-name="P26"><text:span text:style-name="T15"><text:s text:c="8"/></text:span><text:span text:style-name="T15">for j := 1 to 9 do</text:span></text:p>
          <text:p text:style-name="P26"><text:span text:style-name="T15"><text:s text:c="8"/></text:span><text:span text:style-name="T15">begin</text:span></text:p>
          <text:p text:style-name="P26"><text:span text:style-name="T15"><text:s text:c="12"/></text:span><text:span text:style-name="T15">for k := i to i+2 do</text:span></text:p>
          <text:p text:style-name="P26"><text:span text:style-name="T15"><text:s text:c="12"/></text:span><text:span text:style-name="T15">begin</text:span></text:p>
          <text:p text:style-name="P26"><text:span text:style-name="T15"><text:s text:c="16"/></text:span><text:span text:style-name="T15">Write(Format('%dx%d=%2d'#9, [k, j, k*j]));</text:span></text:p>
          <text:p text:style-name="P26"><text:span text:style-name="T15"><text:s text:c="12"/></text:span><text:span text:style-name="T15">end;</text:span></text:p>
          <text:p text:style-name="P26"><text:span text:style-name="T15"><text:s text:c="12"/></text:span><text:span text:style-name="T15">Write(#10);</text:span></text:p>
          <text:p text:style-name="P26"><text:span text:style-name="T15"><text:s text:c="8"/></text:span><text:span text:style-name="T15">end;</text:span></text:p>
          <text:p text:style-name="P26"><text:span text:style-name="T15"><text:s text:c="8"/></text:span><text:span text:style-name="T15">Writeln;</text:span></text:p>
          <text:p text:style-name="P26"><text:span text:style-name="T15"><text:s text:c="4"/></text:span><text:span text:style-name="T15">end;</text:span></text:p>
          <text:p text:style-name="P26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3cm" svg:height="1.759cm" svg:x="5.7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0" draw:layer="layout" svg:width="11.2cm" svg:height="11.4cm" svg:x="1.2cm" svg:y="6.8cm">
          <text:p text:style-name="P28"><text:span text:style-name="T14">% gplc mt9x9.prolog ; ./mt9x9</text:span></text:p>
          <text:p text:style-name="P29"><text:span text:style-name="T21"/></text:p>
          <text:p text:style-name="P29"><text:span text:style-name="T22">:- initialization(main).</text:span></text:p>
          <text:p text:style-name="P29"><text:span text:style-name="T22">print_segment(I,J,K) :-</text:span></text:p>
          <text:p text:style-name="P29"><text:span text:style-name="T22"><text:s text:c="4"/></text:span><text:span text:style-name="T22">K &lt; I+3 -&gt; (</text:span></text:p>
          <text:p text:style-name="P29"><text:span text:style-name="T22"><text:s text:c="8"/></text:span><text:span text:style-name="T22">format('%dx%d=%2d\t',[K,J,K*J]),</text:span></text:p>
          <text:p text:style-name="P29"><text:span text:style-name="T22"><text:s text:c="8"/></text:span><text:span text:style-name="T22">K1 is K+1, print_segment(I,J,K1)</text:span></text:p>
          <text:p text:style-name="P29"><text:span text:style-name="T22"><text:s text:c="4"/></text:span><text:span text:style-name="T22">); format('~n',[]).</text:span></text:p>
          <text:p text:style-name="P29"><text:span text:style-name="T22">print_line(I,J) :-</text:span></text:p>
          <text:p text:style-name="P29"><text:span text:style-name="T22"><text:s text:c="4"/></text:span><text:span text:style-name="T22">J &lt; 10 -&gt; (</text:span></text:p>
          <text:p text:style-name="P29"><text:span text:style-name="T22"><text:s text:c="8"/></text:span><text:span text:style-name="T22">K is I, print_segment(I,J,K),</text:span></text:p>
          <text:p text:style-name="P29"><text:span text:style-name="T22"><text:s text:c="8"/></text:span><text:span text:style-name="T22">J1 is J+1, print_line(I,J1)</text:span></text:p>
          <text:p text:style-name="P29"><text:span text:style-name="T22"><text:s text:c="4"/></text:span><text:span text:style-name="T22">); nl.</text:span></text:p>
          <text:p text:style-name="P29"><text:span text:style-name="T22">print_block(I) :-</text:span></text:p>
          <text:p text:style-name="P29"><text:span text:style-name="T22"><text:s text:c="4"/></text:span><text:span text:style-name="T22">I &lt; 4 -&gt; (</text:span></text:p>
          <text:p text:style-name="P29"><text:span text:style-name="T22"><text:s text:c="8"/></text:span><text:span text:style-name="T22">I1 is I*3-2, print_line(I1,1),</text:span></text:p>
          <text:p text:style-name="P29"><text:span text:style-name="T22"><text:s text:c="8"/></text:span><text:span text:style-name="T22">I2 is I+1, print_block(I2)</text:span></text:p>
          <text:p text:style-name="P29"><text:span text:style-name="T22"><text:s text:c="4"/></text:span><text:span text:style-name="T22">); halt.</text:span></text:p>
          <text:p text:style-name="P29"><text:span text:style-name="T22">main :-</text:span></text:p>
          <text:p text:style-name="P29"><text:span text:style-name="T22"><text:s text:c="4"/></text:span><text:span text:style-name="T22">print_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; ./mt9x9</text:span></text:p>
          <text:p text:style-name="P17"><text:span text:style-name="T23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8" draw:text-style-name="P19" draw:layer="layout" svg:width="4.6cm" svg:height="1.759cm" svg:x="5cm" svg:y="4.801cm">
          <draw:text-box>
            <text:p><text:span text:style-name="T17">Pro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!/usr/bin/ocaml</text:span></text:p>
          <text:p text:style-name="P31"><text:span text:style-name="T14">(* ocaml mt9x9.ml || chmod +x mt9x9.ml ; ./mt9x9.ml *)</text:span></text:p>
          <text:p text:style-name="P31"><text:span text:style-name="T21"/></text:p>
          <text:p text:style-name="P31"><text:span text:style-name="T22">for i = 1 to 3 do</text:span></text:p>
          <text:p text:style-name="P31"><text:span text:style-name="T22"><text:s text:c="4"/></text:span><text:span text:style-name="T22">for j = 1 to 9 do</text:span></text:p>
          <text:p text:style-name="P31"><text:span text:style-name="T22"><text:s text:c="8"/></text:span><text:span text:style-name="T22">for k = i*3-2 to i*3 do</text:span></text:p>
          <text:p text:style-name="P31"><text:span text:style-name="T24"><text:s text:c="12"/></text:span><text:span text:style-name="T22">Printf.printf "%dx%d=%2d\t" k j (k*j)</text:span></text:p>
          <text:p text:style-name="P31"><text:span text:style-name="T22"><text:s text:c="8"/></text:span><text:span text:style-name="T22">done;</text:span></text:p>
          <text:p text:style-name="P31"><text:span text:style-name="T22"><text:s text:c="8"/></text:span><text:span text:style-name="T22">print_string "\n"</text:span></text:p>
          <text:p text:style-name="P31"><text:span text:style-name="T22"><text:s text:c="4"/></text:span><text:span text:style-name="T22">done;</text:span></text:p>
          <text:p text:style-name="P31"><text:span text:style-name="T22"><text:s text:c="4"/></text:span><text:span text:style-name="T22">print_newline()</text:span></text:p>
          <text:p text:style-name="P31"><text:span text:style-name="T22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5" draw:layer="layout" svg:width="11.2cm" svg:height="11.4cm" svg:x="13.151cm" svg:y="6.8cm">
          <text:p text:style-name="P33"><text:span text:style-name="T14">(* mlton mt9x9.sml ; ./mt9x9 *)</text:span></text:p>
          <text:p text:style-name="P34"><text:span text:style-name="T23"/></text:p>
          <text:p text:style-name="P34"><text:span text:style-name="T15">val i = ref 1;</text:span></text:p>
          <text:p text:style-name="P34"><text:span text:style-name="T15">val j = ref 1;</text:span></text:p>
          <text:p text:style-name="P34"><text:span text:style-name="T15">val k = ref 1;</text:span></text:p>
          <text:p text:style-name="P34"><text:span text:style-name="T15">while (!i &lt;= 7) do (</text:span></text:p>
          <text:p text:style-name="P34"><text:span text:style-name="T15"><text:s text:c="4"/></text:span><text:span text:style-name="T15">j := 1;</text:span></text:p>
          <text:p text:style-name="P34"><text:span text:style-name="T15"><text:s text:c="4"/></text:span><text:span text:style-name="T15">while (!j &lt;= 9) do (</text:span></text:p>
          <text:p text:style-name="P34"><text:span text:style-name="T15"><text:s text:c="8"/></text:span><text:span text:style-name="T15">k := !i;</text:span></text:p>
          <text:p text:style-name="P34"><text:span text:style-name="T15"><text:s text:c="8"/></text:span><text:span text:style-name="T15">while (!k &lt;= (!i + 2)) do (</text:span></text:p>
          <text:p text:style-name="P34"><text:span text:style-name="T15"><text:s text:c="12"/></text:span><text:span text:style-name="T15">print (Int.toString (!k) ^ "x" ^ Int.toString (!j) ^ "=");</text:span></text:p>
          <text:p text:style-name="P34"><text:span text:style-name="T15"><text:s text:c="12"/></text:span><text:span text:style-name="T15">print (if (!k * !j) &lt; 10 then " " else "");</text:span></text:p>
          <text:p text:style-name="P34"><text:span text:style-name="T15"><text:s text:c="12"/></text:span><text:span text:style-name="T15">print (Int.toString (!k * !j) ^ "\t");</text:span></text:p>
          <text:p text:style-name="P34"><text:span text:style-name="T15"><text:s text:c="12"/></text:span><text:span text:style-name="T15">k := !k + 1</text:span></text:p>
          <text:p text:style-name="P34"><text:span text:style-name="T15"><text:s text:c="8"/></text:span><text:span text:style-name="T15">);</text:span></text:p>
          <text:p text:style-name="P34"><text:span text:style-name="T15"><text:s text:c="8"/></text:span><text:span text:style-name="T15">print "\n";</text:span></text:p>
          <text:p text:style-name="P34"><text:span text:style-name="T15"><text:s text:c="8"/></text:span><text:span text:style-name="T15">j := !j + 1</text:span></text:p>
          <text:p text:style-name="P34"><text:span text:style-name="T15"><text:s text:c="4"/></text:span><text:span text:style-name="T15">);</text:span></text:p>
          <text:p text:style-name="P34"><text:span text:style-name="T15"><text:s text:c="4"/></text:span><text:span text:style-name="T15">print "\n";</text:span></text:p>
          <text:p text:style-name="P34"><text:span text:style-name="T15"><text:s text:c="4"/></text:span><text:span text:style-name="T15">i := !i + 3</text:span></text:p>
          <text:p text:style-name="P34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2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logo mt9x9.logo || ( chmod +x mt9x9.logo ; ./mt9x9.logo )</text:span></text:p>
          <text:p text:style-name="P17"><text:span text:style-name="T23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7" draw:layer="layout" svg:width="11.2cm" svg:height="11.4cm" svg:x="13.151cm" svg:y="6.8cm">
          <text:p text:style-name="P36"><text:span text:style-name="T18">#!/usr/bin/rebol -q</text:span></text:p>
          <text:p text:style-name="P36"><text:span text:style-name="T18">; rebol -q mt9x9.r || ( chmod +x mt9x9.r ; ./mt9x9.r )</text:span></text:p>
          <text:p text:style-name="P36"><text:span text:style-name="T19"/></text:p>
          <text:p text:style-name="P36"><text:span text:style-name="T20">rebol []</text:span></text:p>
          <text:p text:style-name="P36"><text:span text:style-name="T20">foreach i [1 4 7] [</text:span></text:p>
          <text:p text:style-name="P36"><text:span text:style-name="T20"><text:s text:c="4"/></text:span><text:span text:style-name="T20">repeat j 9 [</text:span></text:p>
          <text:p text:style-name="P36"><text:span text:style-name="T20"><text:s text:c="8"/></text:span><text:span text:style-name="T20">for k i (i + 2) 1 [</text:span></text:p>
          <text:p text:style-name="P36"><text:span text:style-name="T20"><text:s text:c="12"/></text:span><text:span text:style-name="T20">prin rejoin [k "x" j "=" either k * j &lt; 10 [" "] [""] k * j tab]</text:span></text:p>
          <text:p text:style-name="P36"><text:span text:style-name="T20"><text:s text:c="8"/></text:span><text:span text:style-name="T20">]</text:span></text:p>
          <text:p text:style-name="P36"><text:span text:style-name="T20"><text:s text:c="8"/></text:span><text:span text:style-name="T20">prin crlf</text:span></text:p>
          <text:p text:style-name="P36"><text:span text:style-name="T20"><text:s text:c="4"/></text:span><text:span text:style-name="T20">]</text:span></text:p>
          <text:p text:style-name="P36"><text:span text:style-name="T20"><text:s text:c="4"/></text:span><text:span text:style-name="T20">print ""</text:span></text:p>
          <text:p text:style-name="P36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; ./mt9x9</text:span></text:p>
          <text:p text:style-name="P17"><text:span text:style-name="T23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; ./mt9x9</text:span></text:p>
          <text:p text:style-name="P17"><text:span text:style-name="T23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hp</text:span></text:p>
          <text:p text:style-name="P17"><text:span text:style-name="T15">&lt;?php</text:span></text:p>
          <text:p text:style-name="P17"><text:span text:style-name="T14">// php mt9x9.php || ( chmod +x mt9x9.php ; ./mt9x9.php )</text:span></text:p>
          <text:p text:style-name="P17"><text:span text:style-name="T23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 $i+3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erl</text:span></text:p>
          <text:p text:style-name="P17"><text:span text:style-name="T14"># perl mt9x9.pl || ( chmod +x mt9x9.pl ; ./mt9x9.pl )</text:span></text:p>
          <text:p text:style-name="P17"><text:span text:style-name="T23"/></text:p>
          <text:p text:style-name="P17"><text:span text:style-name="T15">for (my $i = 1; $i &lt;= 9; $i += 3) {</text:span></text:p>
          <text:p text:style-name="P17"><text:span text:style-name="T15"><text:s text:c="4"/></text:span><text:span text:style-name="T15">for (my $j = 1; $j &lt;= 9; $j++) {</text:span></text:p>
          <text:p text:style-name="P17"><text:span text:style-name="T15"><text:s text:c="8"/></text:span><text:span text:style-name="T15">foreach my $k ($i..$i+2) {</text:span></text:p>
          <text:p text:style-name="P17"><text:span text:style-name="T15"><text:s text:c="12"/></text:span><text:span text:style-name="T15">printf("%dx%d=%2d\t", $k, $j, $k*$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 "\n"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7">Perl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; java mt9x9</text:span></text:p>
          <text:p text:style-name="P17"><text:span text:style-name="T23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 i+3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gjs mt9x9.js || ( chmod +x mt9x9.js ; ./mt9x9.js )</text:span></text:p>
          <text:p text:style-name="P17"><text:span text:style-name="T23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awk -f mt9x9.awk || ( chmod +x mt9x9.awk ; ./mt9x9.awk )</text:span></text:p>
          <text:p text:style-name="P17"><text:span text:style-name="T23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-run mt9x9.d || ldc2 mt9x9.d ; ./mt9x9</text:span></text:p>
          <text:p text:style-name="P17"><text:span text:style-name="T23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7" draw:text-style-name="P19" draw:layer="layout" svg:width="4.6cm" svg:height="1.759cm" svg:x="5.4cm" svg:y="4.801cm">
          <draw:text-box>
            <text:p><text:span text:style-name="T17">AWK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tclsh mt9x9.tcl || ( chmod +x mt9x9.tcl ; ./mt9x9.tcl )</text:span></text:p>
          <text:p text:style-name="P17"><text:span text:style-name="T23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 $i+3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lua mt9x9.lua || ( chmod +x mt9x9.lua ; ./mt9x9.lua )</text:span></text:p>
          <text:p text:style-name="P17"><text:span text:style-name="T23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6cm" svg:height="1.759cm" svg:x="5.8cm" svg:y="4.801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bash mt9x9.sh || ( chmod +x mt9x9.sh ; ./mt9x9.sh )</text:span></text:p>
          <text:p text:style-name="P17"><text:span text:style-name="T23"/></text:p>
          <text:p text:style-name="P17"><text:span text:style-name="T15">for i in {1..9..3}; do</text:span></text:p>
          <text:p text:style-name="P17"><text:span text:style-name="T15"><text:s text:c="4"/></text:span><text:span text:style-name="T15">for j in {1..9}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3"><text:span text:style-name="T14">#!/usr/bin/make -sf</text:span></text:p>
          <text:p text:style-name="P33"><text:span text:style-name="T14"># make -sf mt9x9.mk || ( chmod +x mt9x9.mk ; ./mt9x9.mk )</text:span></text:p>
          <text:p text:style-name="P33"><text:span text:style-name="T23"/></text:p>
          <text:p text:style-name="P33"><text:span text:style-name="T15">include gmsl</text:span></text:p>
          <text:p text:style-name="P33"><text:span text:style-name="T15">$(foreach i, 1 4 7, \</text:span></text:p>
          <text:p text:style-name="P33"><text:span text:style-name="T15"><text:s text:c="4"/></text:span><text:span text:style-name="T15">$(foreach j, $(call sequence,1,9), \</text:span></text:p>
          <text:p text:style-name="P33"><text:span text:style-name="T15"><text:s text:c="8"/></text:span><text:span text:style-name="T15">$(eval str=) \</text:span></text:p>
          <text:p text:style-name="P33"><text:span text:style-name="T15"><text:s text:c="8"/></text:span><text:span text:style-name="T15">$(foreach k, $i $(call plus,$i,1) $(call plus,$i,2), \</text:span></text:p>
          <text:p text:style-name="P33"><text:span text:style-name="T15"><text:s text:c="12"/></text:span><text:span text:style-name="T15">$(eval n=$(call multiply,$k,$j)) \</text:span></text:p>
          <text:p text:style-name="P33"><text:span text:style-name="T15"><text:s text:c="12"/></text:span><text:span text:style-name="T15">$(eval str=${str} <text:s/>$kx$j=$(if $(call lt,$n,10), ,)$n) \</text:span></text:p>
          <text:p text:style-name="P33"><text:span text:style-name="T15"><text:s text:c="8"/></text:span><text:span text:style-name="T15">) \</text:span></text:p>
          <text:p text:style-name="P33"><text:span text:style-name="T15"><text:s text:c="8"/></text:span><text:span text:style-name="T15">$(info ${str}) \</text:span></text:p>
          <text:p text:style-name="P33"><text:span text:style-name="T15"><text:s text:c="4"/></text:span><text:span text:style-name="T15">) \</text:span></text:p>
          <text:p text:style-name="P33"><text:span text:style-name="T15"><text:s text:c="4"/></text:span><text:span text:style-name="T15">$(info ) \</text:span></text:p>
          <text:p text:style-name="P33"><text:span text:style-name="T15">)</text:span></text:p>
          <text:p text:style-name="P33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cm" svg:y="4.8cm">
          <draw:text-box>
            <text:p><text:span text:style-name="T17">Make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 mt9x9.swift || ( swiftc mt9x9.swift ; ./mt9x9 )</text:span></text:p>
          <text:p text:style-name="P17"><text:span text:style-name="T23"/></text:p>
          <text:p text:style-name="P17"><text:span text:style-name="T15">import Foundation</text:span></text:p>
          <text:p text:style-name="P17"><text:span text:style-name="T15">for i in [1, 4, 7]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i...i+2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run mt9x9.go || ( go build mt9x9.go ; ./mt9x9 )</text:span></text:p>
          <text:p text:style-name="P17"><text:span text:style-name="T23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:= i; k &lt; i+3; k++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8cm" svg:y="4.8cm">
          <draw:text-box>
            <text:p><text:span text:style-name="T17">Go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ruby mt9x9.rb || ( chmod +x mt9x9.rb ; ./mt9x9.rb )</text:span></text:p>
          <text:p text:style-name="P17"><text:span text:style-name="T25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(i..i+2)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; ./mt9x9</text:span></text:p>
          <text:p text:style-name="P17"><text:span text:style-name="T23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i..i+3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8" draw:layer="layout" svg:width="11.2cm" svg:height="11.4cm" svg:x="1.2cm" svg:y="6.8cm">
          <text:p text:style-name="P33"><text:span text:style-name="T14">; 9x9 multiplication table in IDL</text:span></text:p>
          <text:p text:style-name="P33"><text:span text:style-name="T14">; gdl -q -e mt9x9</text:span></text:p>
          <text:p text:style-name="P33"><text:span text:style-name="T23"/></text:p>
          <text:p text:style-name="P33"><text:span text:style-name="T15">pro mt9x9</text:span></text:p>
          <text:p text:style-name="P33"><text:span text:style-name="T15"><text:s text:c="4"/></text:span><text:span text:style-name="T15">for i = 1, 9, 3 do begin</text:span></text:p>
          <text:p text:style-name="P33"><text:span text:style-name="T15"><text:s text:c="8"/></text:span><text:span text:style-name="T15">for j = 1, 9 do begin</text:span></text:p>
          <text:p text:style-name="P33"><text:span text:style-name="T15"><text:s text:c="12"/></text:span><text:span text:style-name="T15">for k = i, i+2 do begin <text:s text:c="10"/></text:span></text:p>
          <text:p text:style-name="P33"><text:span text:style-name="T15"><text:s text:c="16"/></text:span><text:span text:style-name="T15">print, k,"x",j,"=",k*j,string(9b), $</text:span></text:p>
          <text:p text:style-name="P33"><text:span text:style-name="T15"><text:s text:c="20"/></text:span><text:span text:style-name="T15">format='($,I1,A,I1,A,I2,A)'</text:span></text:p>
          <text:p text:style-name="P33"><text:span text:style-name="T15"><text:s text:c="12"/></text:span><text:span text:style-name="T15">endfor</text:span></text:p>
          <text:p text:style-name="P33"><text:span text:style-name="T15"><text:s text:c="12"/></text:span><text:span text:style-name="T15">print, string(10b), format='($,A)'</text:span></text:p>
          <text:p text:style-name="P33"><text:span text:style-name="T15"><text:s text:c="8"/></text:span><text:span text:style-name="T15">endfor</text:span></text:p>
          <text:p text:style-name="P33"><text:span text:style-name="T15"><text:s text:c="8"/></text:span><text:span text:style-name="T15">print</text:span></text:p>
          <text:p text:style-name="P33"><text:span text:style-name="T15"><text:s text:c="4"/></text:span><text:span text:style-name="T15">endfor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4cm" svg:y="6.8cm">
          <text:p text:style-name="P33"><text:span text:style-name="T14">#!/usr/bin/gst</text:span></text:p>
          <text:p text:style-name="P33"><text:span text:style-name="T14">"9x9 multiplication table in Smalltalk"</text:span></text:p>
          <text:p text:style-name="P33"><text:span text:style-name="T14">"gst mt9x9.st || ( chmod +x mt9x9.st ; ./mt9x9.st )"</text:span></text:p>
          <text:p text:style-name="P33"><text:span text:style-name="T23"/></text:p>
          <text:p text:style-name="P33"><text:span text:style-name="T15">1 to: 9 by: 3 do: [ :i |</text:span></text:p>
          <text:p text:style-name="P33"><text:span text:style-name="T15"><text:s text:c="4"/></text:span><text:span text:style-name="T15">1 to: 9 do: [ :j |</text:span></text:p>
          <text:p text:style-name="P33"><text:span text:style-name="T15"><text:s text:c="8"/></text:span><text:span text:style-name="T15">i to: i+2 do: [ :k |</text:span></text:p>
          <text:p text:style-name="P33"><text:span text:style-name="T15"><text:s text:c="12"/></text:span><text:span text:style-name="T15">Transcript show: k printString, 'x', j printString, '='.</text:span></text:p>
          <text:p text:style-name="P33"><text:span text:style-name="T15"><text:s text:c="12"/></text:span><text:span text:style-name="T15">k*j &lt; 10 ifTrue: [Transcript show: ' '].</text:span></text:p>
          <text:p text:style-name="P33"><text:span text:style-name="T15"><text:s text:c="12"/></text:span><text:span text:style-name="T15">Transcript show: (k*j) printString.</text:span></text:p>
          <text:p text:style-name="P33"><text:span text:style-name="T15"><text:s text:c="12"/></text:span><text:span text:style-name="T15">Character tab display</text:span></text:p>
          <text:p text:style-name="P33"><text:span text:style-name="T15"><text:s text:c="8"/></text:span><text:span text:style-name="T15">].</text:span></text:p>
          <text:p text:style-name="P33"><text:span text:style-name="T15"><text:s text:c="8"/></text:span><text:span text:style-name="T15">Character nl display</text:span></text:p>
          <text:p text:style-name="P33"><text:span text:style-name="T15"><text:s text:c="4"/></text:span><text:span text:style-name="T15">].</text:span></text:p>
          <text:p text:style-name="P33"><text:span text:style-name="T15"><text:s text:c="4"/></text:span><text:span text:style-name="T15">Transcript cr</text:span></text:p>
          <text:p text:style-name="P33"><text:span text:style-name="T15">].</text:span></text:p>
          <text:p text:style-name="P33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3.2cm" svg:height="1.759cm" svg:x="5.8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8" draw:layer="layout" svg:width="11.2cm" svg:height="11.4cm" svg:x="1.2cm" svg:y="6.8cm">
          <text:p text:style-name="P33"><text:span text:style-name="T14">#!/usr/bin/guile -s</text:span></text:p>
          <text:p text:style-name="P33"><text:span text:style-name="T14">!#</text:span></text:p>
          <text:p text:style-name="P33"><text:span text:style-name="T14">; guile mt9x9.scm || ( chmod +x mt9x9.scm ; ./mt9x9.scm )</text:span></text:p>
          <text:p text:style-name="P33"><text:span text:style-name="T23"/></text:p>
          <text:p text:style-name="P33"><text:span text:style-name="T15">(use-modules (ice-9 format))</text:span></text:p>
          <text:p text:style-name="P33"><text:span text:style-name="T15">(for-each</text:span></text:p>
          <text:p text:style-name="P33"><text:span text:style-name="T15"><text:s text:c="4"/></text:span><text:span text:style-name="T15">(lambda (i)</text:span></text:p>
          <text:p text:style-name="P33"><text:span text:style-name="T15"><text:s text:c="8"/></text:span><text:span text:style-name="T15">(for-each</text:span></text:p>
          <text:p text:style-name="P33"><text:span text:style-name="T15"><text:s text:c="12"/></text:span><text:span text:style-name="T15">(lambda (j)</text:span></text:p>
          <text:p text:style-name="P33"><text:span text:style-name="T15"><text:s text:c="16"/></text:span><text:span text:style-name="T15">(for-each</text:span></text:p>
          <text:p text:style-name="P33"><text:span text:style-name="T15"><text:s text:c="20"/></text:span><text:span text:style-name="T15">(lambda (k)</text:span></text:p>
          <text:p text:style-name="P33"><text:span text:style-name="T15"><text:s text:c="25"/></text:span><text:span text:style-name="T15">(format #t "~dx~d=~2d~c" k j (* k j) #\tab))</text:span></text:p>
          <text:p text:style-name="P33"><text:span text:style-name="T15"><text:s text:c="20"/></text:span><text:span text:style-name="T15">(list i (+ i 1) (+ i 2)))</text:span></text:p>
          <text:p text:style-name="P33"><text:span text:style-name="T15"><text:s text:c="16"/></text:span><text:span text:style-name="T15">(display #\newline))</text:span></text:p>
          <text:p text:style-name="P33"><text:span text:style-name="T15"><text:s text:c="12"/></text:span><text:span text:style-name="T15">'(1 2 3 4 5 6 7 8 9))</text:span></text:p>
          <text:p text:style-name="P33"><text:span text:style-name="T15"><text:s text:c="8"/></text:span><text:span text:style-name="T15">(newline))</text:span></text:p>
          <text:p text:style-name="P33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gcl -f mt9x9.lisp || ( chmod +x mt9x9.lisp ; ./mt9x9.lisp )</text:span></text:p>
          <text:p text:style-name="P17"><text:span text:style-name="T23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gforth mt9x9.fs</text:span></text:p>
          <text:p text:style-name="P17"><text:span text:style-name="T23"/></text:p>
          <text:p text:style-name="P17"><text:span text:style-name="T15">: mt9x9</text:span></text:p>
          <text:p text:style-name="P17"><text:span text:style-name="T15"><text:s text:c="4"/></text:span><text:span text:style-name="T15">10 1 do</text:span></text:p>
          <text:p text:style-name="P17"><text:span text:style-name="T15"><text:s text:c="8"/></text:span><text:span text:style-name="T15">10 1 do</text:span></text:p>
          <text:p text:style-name="P17"><text:span text:style-name="T15"><text:s text:c="12"/></text:span><text:span text:style-name="T15">3 0 do</text:span></text:p>
          <text:p text:style-name="P17"><text:span text:style-name="T15"><text:s text:c="16"/></text:span><text:span text:style-name="T15">i k + 1 u.r 120 emit</text:span></text:p>
          <text:p text:style-name="P17"><text:span text:style-name="T15"><text:s text:c="16"/></text:span><text:span text:style-name="T15">j 1 u.r 61 emit</text:span></text:p>
          <text:p text:style-name="P17"><text:span text:style-name="T15"><text:s text:c="16"/></text:span><text:span text:style-name="T15">i k + j * 2 u.r 9 emit</text:span></text:p>
          <text:p text:style-name="P17"><text:span text:style-name="T15"><text:s text:c="12"/></text:span><text:span text:style-name="T15">loop</text:span></text:p>
          <text:p text:style-name="P17"><text:span text:style-name="T15"><text:s text:c="12"/></text:span><text:span text:style-name="T15">10 emit</text:span></text:p>
          <text:p text:style-name="P17"><text:span text:style-name="T15"><text:s text:c="8"/></text:span><text:span text:style-name="T15">loop</text:span></text:p>
          <text:p text:style-name="P17"><text:span text:style-name="T15"><text:s text:c="8"/></text:span><text:span text:style-name="T15">cr</text:span></text:p>
          <text:p text:style-name="P17"><text:span text:style-name="T15"><text:s text:c="4"/></text:span><text:span text:style-name="T15">3 +loop ;</text:span></text:p>
          <text:p text:style-name="P17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3"><text:span text:style-name="T14">%!PS</text:span></text:p>
          <text:p text:style-name="P33"><text:span text:style-name="T14">% gs -q -dNODISPLAY -dBATCH mt9x9.ps</text:span></text:p>
          <text:p text:style-name="P33"><text:span text:style-name="T23"/></text:p>
          <text:p text:style-name="P33"><text:span text:style-name="T15">1 3 9 {</text:span></text:p>
          <text:p text:style-name="P33"><text:span text:style-name="T15"><text:s text:c="4"/></text:span><text:span text:style-name="T15">/i exch def</text:span></text:p>
          <text:p text:style-name="P33"><text:span text:style-name="T15"><text:s text:c="4"/></text:span><text:span text:style-name="T15">1 1 9 {</text:span></text:p>
          <text:p text:style-name="P33"><text:span text:style-name="T15"><text:s text:c="8"/></text:span><text:span text:style-name="T15">/j exch def</text:span></text:p>
          <text:p text:style-name="P33"><text:span text:style-name="T15"><text:s text:c="8"/></text:span><text:span text:style-name="T15">i 1 i 2 add {</text:span></text:p>
          <text:p text:style-name="P33"><text:span text:style-name="T15"><text:s text:c="12"/></text:span><text:span text:style-name="T15">/k exch def</text:span></text:p>
          <text:p text:style-name="P33"><text:span text:style-name="T15"><text:s text:c="12"/></text:span><text:span text:style-name="T15">k 1 string cvs print (x) print</text:span></text:p>
          <text:p text:style-name="P33"><text:span text:style-name="T15"><text:s text:c="12"/></text:span><text:span text:style-name="T15">j 1 string cvs print (=) print</text:span></text:p>
          <text:p text:style-name="P33"><text:span text:style-name="T15"><text:s text:c="12"/></text:span><text:span text:style-name="T15">k j mul dup 10 lt {</text:span></text:p>
          <text:p text:style-name="P33"><text:span text:style-name="T15"><text:s text:c="16"/></text:span><text:span text:style-name="T15">( ) print</text:span></text:p>
          <text:p text:style-name="P33"><text:span text:style-name="T15"><text:s text:c="12"/></text:span><text:span text:style-name="T15">} if 2 string cvs print (\t) print</text:span></text:p>
          <text:p text:style-name="P33"><text:span text:style-name="T15"><text:s text:c="8"/></text:span><text:span text:style-name="T15">} for (\n) print</text:span></text:p>
          <text:p text:style-name="P33"><text:span text:style-name="T15"><text:s text:c="4"/></text:span><text:span text:style-name="T15">} for () =</text:span></text:p>
          <text:p text:style-name="P33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-- runghc mt9x9.hs || ( ghc mt9x9.hs ; ./mt9x9 )</text:span></text:p>
          <text:p text:style-name="P17"><text:span text:style-name="T25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,7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..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&gt;9 then "" else " ") ++ 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40" draw:layer="layout" svg:width="11.2cm" svg:height="11.4cm" svg:x="13.154cm" svg:y="6.8cm">
          <text:p text:style-name="P39"><text:span text:style-name="T18">#!/usr/bin/escript</text:span></text:p>
          <text:p text:style-name="P39"><text:span text:style-name="T18">% escript mt9x9.escript ||</text:span></text:p>
          <text:p text:style-name="P39"><text:span text:style-name="T18">% <text:s text:c="4"/>( chmod +x mt9x9.escript ; ./mt9x9.escript )</text:span></text:p>
          <text:p text:style-name="P39"><text:span text:style-name="T26"/></text:p>
          <text:p text:style-name="P39"><text:span text:style-name="T27">main(_) -&gt;</text:span></text:p>
          <text:p text:style-name="P39"><text:span text:style-name="T27"><text:s text:c="4"/></text:span><text:span text:style-name="T27">[print_block(I) || I &lt;- lists:seq(1, 9, 3)].</text:span></text:p>
          <text:p text:style-name="P39"><text:span text:style-name="T27">print_block(I) -&gt;</text:span></text:p>
          <text:p text:style-name="P39"><text:span text:style-name="T27"><text:s text:c="4"/></text:span><text:span text:style-name="T27">[print_line(I, J) || J &lt;- lists:seq(1, 9)],</text:span></text:p>
          <text:p text:style-name="P39"><text:span text:style-name="T27"><text:s text:c="4"/></text:span><text:span text:style-name="T27">io:fwrite("~n").</text:span></text:p>
          <text:p text:style-name="P39"><text:span text:style-name="T27">print_line(I, J) -&gt;</text:span></text:p>
          <text:p text:style-name="P39"><text:span text:style-name="T27"><text:s text:c="4"/></text:span><text:span text:style-name="T27">[io:format("~Bx~B=~2B\t", [K, J, K*J]) || K &lt;- lists:seq(I, I+2)],</text:span></text:p>
          <text:p text:style-name="P39"><text:span text:style-name="T27"><text:s text:c="4"/></text:span><text:span text:style-name="T27">io:nl().</text:span></text:p>
          <text:p text:style-name="P39"><text:span text:style-name="T27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9cm" svg:height="1.759cm" svg:x="16.7cm" svg:y="4.8cm">
          <draw:text-box>
            <text:p><text:span text:style-name="T17">Erlang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Rscript mt9x9.R || ( chmod +x mt9x9.R ; ./mt9x9.R )</text:span></text:p>
          <text:p text:style-name="P17"><text:span text:style-name="T25"/></text:p>
          <text:p text:style-name="P17"><text:span text:style-name="T15">for(i in seq(1, 9, by=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i:(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hbrun mt9x9.prg || ( chmod +x mt9x9.prg ; ./mt9x9.prg )</text:span></text:p>
          <text:p text:style-name="P17"><text:span text:style-name="T23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1.8cm" svg:height="1.759cm" svg:x="6.3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python3 mt9x9.py || ( chmod +x mt9x9.py ; ./mt9x9.py )</text:span></text:p>
          <text:p text:style-name="P17"><text:span text:style-name="T25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range(i, i+3):</text:span></text:p>
          <text:p text:style-name="P17"><text:span text:style-name="T15"><text:s text:c="12"/></text:span><text:span text:style-name="T15">print('%dx%d=%2d' % (k, j, k*j), end='\t')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julia mt9x9.jl || ( chmod +x mt9x9.jl ; ./mt9x9.jl )</text:span></text:p>
          <text:p text:style-name="P17"><text:span text:style-name="T23"/></text:p>
          <text:p text:style-name="P17"><text:span text:style-name="T15">for i in 1:3:9, j = 1:9, k = i:i+2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!=9 ? "\n" : "\n\n")</text:span></text:p>
          <text:p text:style-name="P17"><text:span text:style-name="T15">end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2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</text:span><text:span text:style-name="T6">rence</text:span></text:p>
          </draw:text-box>
        </draw:frame>
        <draw:frame presentation:style-name="pr6" draw:text-style-name="P13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Project at Github</text:span></text:p>
                <text:p text:style-name="P12"><text:span text:style-name="T28">&lt;https://github.com/bluebat/mt9x9&gt;</text:span></text:p>
              </text:list-item>
              <text:list-item>
                <text:p text:style-name="P11"><text:span text:style-name="T11">Rosetta Code</text:span></text:p>
                <text:p text:style-name="P41"><text:span text:style-name="T29">&lt;https://www.rosettacode.org/wiki/Multiplication_tables&gt;</text:span></text:p>
                <text:p text:style-name="P42"><text:span text:style-name="T11"/></text:p>
              </text:list-item>
              <text:list-item>
                <text:p text:style-name="P42"><text:span text:style-name="T11">To-Do target languages</text:span></text:p>
                <text:p text:style-name="P12"><text:span text:style-name="T8">C#, Object-C, CSH, Scala, Kotlin, Clojure, Algol, Simula, Haxe, Oberon, Nim, IO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24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44" draw:layer="layout" svg:width="10.508cm" svg:height="3.176cm" svg:x="4.913cm" svg:y="4.525cm" presentation:class="title" presentation:user-transformed="true">
          <draw:text-box>
            <text:p text:style-name="P43"><text:span text:style-name="T30">Thank you!</text:span></text:p>
          </draw:text-box>
        </draw:frame>
        <draw:custom-shape draw:style-name="gr2" draw:text-style-name="P46" draw:layer="layout" svg:width="14.9cm" svg:height="0.896cm" svg:x="10.221cm" svg:y="17.936cm">
          <text:p text:style-name="P45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4" presentation:class="page"/>
          <draw:frame presentation:style-name="pr8" draw:text-style-name="P47" draw:layer="layout" svg:width="15.239cm" svg:height="11.43cm" svg:x="1.905cm" svg:y="12.065cm" presentation:class="notes" presentation:user-transformed="true">
            <draw:text-box>
              <text:p text:style-name="P11"><text:span text:style-name="T31">以上是我今天的心得分享，謝謝</text:span><text:span text:style-name="T31">各位。</text:span></text:p>
              <text:p text:style-name="P11"><text:span text:style-name="T5"/></text:p>
              <text:p text:style-name="P11"><text:span text:style-name="T5">如果有任何的建議或問題，歡迎</text:span><text:span text:style-name="T5">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方正楷體2" svg:font-family="方正楷體" style:font-family-generic="script" style:font-pitch="fixed"/>
    <style:font-face style:name="標楷體1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2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1" svg:font-family="'Liberation Sans'" style:font-family-generic="script" style:font-pitch="variable"/>
    <style:font-face style:name="Noto Sans CJK TC1" svg:font-family="'Noto Sans CJK TC'" style:font-family-generic="script" style:font-pitch="variable"/>
    <style:font-face style:name="方正楷體1" svg:font-family="方正楷體" style:font-family-generic="script" style:font-pitch="variable"/>
    <style:font-face style:name="標楷體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rial3" svg:font-family="Arial" style:font-family-generic="swiss" style:font-pitch="variable"/>
    <style:font-face style:name="Arial2" svg:font-family="Arial" style:font-adornments="粗體" style:font-family-generic="swiss" style:font-pitch="variable"/>
    <style:font-face style:name="Liberation Sans2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3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1" fo:font-family="標楷體" style:font-family-generic="script" style:font-pitch="fixed" fo:font-size="18pt" fo:font-style="normal" fo:text-shadow="none" style:text-underline-style="none" fo:font-weight="normal" style:font-name-asian="標楷體1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1" fo:font-family="標楷體" style:font-family-generic="script" style:font-pitch="fixed" fo:font-size="16pt" fo:font-style="normal" fo:text-shadow="none" style:text-underline-style="none" fo:font-weight="normal" style:font-name-asian="標楷體1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1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1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2" fo:font-family="全字庫正楷體" style:font-pitch="variable" fo:font-size="40pt" fo:font-style="normal" fo:text-shadow="1pt 1pt" style:text-underline-style="none" fo:font-weight="bold" style:font-name-asian="全字庫正楷體2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style:text-outline="false" style:text-line-through-style="none" style:text-line-through-type="none" style:text-position="0% 100%" style:font-name="標楷體1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5.2$Linux_X86_64 LibreOffice_project/30$Build-2</meta:generator>
    <meta:creation-date>2014-02-17T14:06:43.699510764</meta:creation-date>
    <dc:language>en-US</dc:language>
    <meta:editing-cycles>302</meta:editing-cycles>
    <meta:editing-duration>P1DT11H11M26S</meta:editing-duration>
    <meta:initial-creator>root </meta:initial-creator>
    <dc:date>2020-03-27T15:41:19.066804907</dc:date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